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fbc1d">
      <style:table-properties style:width="6.692in" table:align="margins"/>
    </style:style>
    <style:style style:family="table-column" style:name="ad74c52"/>
    <style:style style:family="table-cell" style:name="a85e44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82f2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498d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4ee0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c22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77a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4208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b518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57d3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38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31be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a9f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97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89d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20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32d9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39a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f90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b3b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3884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a6b5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171e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e199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a941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c53223">
      <number:number number:decimal-places="0" number:grouping="true" number:min-integer-digits="1"/>
    </number:number-style>
    <style:style style:data-style-name="nc53223" style:family="table-cell" style:name="a9bc938">
      <style:table-cell-properties fo:border="0.03cm solid #000000" style:decimal-places="2"/>
      <style:paragraph-properties style:tab-stop-distance="1.25cm"/>
      <style:text-properties style:font-name="Arial" style:font-name-asian="Lucida Sans Unicode" style:font-name-complex="Tahoma"/>
    </style:style>
    <number:number-style style:name="nfbc282">
      <number:number number:decimal-places="0" number:grouping="true" number:min-integer-digits="1"/>
    </number:number-style>
    <style:style style:data-style-name="nfbc282" style:family="table-cell" style:name="a8c09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4c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3b0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56a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191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cd821">
      <number:number number:decimal-places="0" number:grouping="true" number:min-integer-digits="1"/>
    </number:number-style>
    <style:style style:data-style-name="nfcd821" style:family="table-cell" style:name="ab0255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fbc1d">
        <table:table-column table:number-columns-repeated="5" table:style-name="ad74c52"/>
        <table:table-row>
          <table:table-cell office:string-value="Assignment per Teacher" office:value-type="string" table:style-name="afeb3b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4ee06">
            <text:p>FIRST NAME</text:p>
          </table:table-cell>
          <table:table-cell/>
          <table:table-cell office:string-value="LAST NAME" office:value-type="string" table:style-name="aeb518d">
            <text:p>LAST NAME</text:p>
          </table:table-cell>
          <table:table-cell/>
          <table:table-cell/>
        </table:table-row>
        <table:table-row>
          <table:table-cell office:string-value="teacher60FirstName" office:value-type="string" table:style-name="a2c89d6">
            <text:p>teacher60FirstName</text:p>
          </table:table-cell>
          <table:table-cell/>
          <table:table-cell office:string-value="teacher60LastName" office:value-type="string" table:style-name="a06f909">
            <text:p>teacher60LastName</text:p>
          </table:table-cell>
          <table:table-cell/>
          <table:table-cell/>
        </table:table-row>
        <table:table-row>
          <table:table-cell/>
          <table:table-cell/>
          <table:table-cell/>
          <table:table-cell/>
          <table:table-cell/>
        </table:table-row>
        <table:table-row>
          <table:table-cell office:string-value="STATUS" office:value-type="string" table:style-name="afc22c9">
            <text:p>STATUS</text:p>
          </table:table-cell>
          <table:table-cell office:string-value="" office:value-type="string" table:style-name="a1e9729">
            <text:p/>
          </table:table-cell>
          <table:table-cell office:string-value="OFFICE" office:value-type="string" table:style-name="a382f2b">
            <text:p>OFFICE</text:p>
          </table:table-cell>
          <table:table-cell office:string-value="" office:value-type="string" table:style-name="a232d94">
            <text:p/>
          </table:table-cell>
          <table:table-cell/>
        </table:table-row>
        <table:table-row>
          <table:table-cell/>
          <table:table-cell/>
          <table:table-cell/>
          <table:table-cell/>
          <table:table-cell/>
        </table:table-row>
        <table:table-row>
          <table:table-cell office:string-value="PERSONAL E-MAIL" office:value-type="string" table:style-name="a94208f">
            <text:p>PERSONAL E-MAIL</text:p>
          </table:table-cell>
          <table:table-cell/>
          <table:table-cell office:string-value="" office:value-type="string" table:style-name="a031be1">
            <text:p/>
          </table:table-cell>
          <table:table-cell/>
          <table:table-cell/>
        </table:table-row>
        <table:table-row>
          <table:table-cell/>
          <table:table-cell/>
          <table:table-cell/>
          <table:table-cell/>
          <table:table-cell/>
        </table:table-row>
        <table:table-row>
          <table:table-cell office:string-value="DAUPHINE E-MAIL" office:value-type="string" table:style-name="a85e44c">
            <text:p>DAUPHINE E-MAIL</text:p>
          </table:table-cell>
          <table:table-cell/>
          <table:table-cell office:string-value="" office:value-type="string" table:style-name="a839ae7">
            <text:p/>
          </table:table-cell>
          <table:table-cell/>
          <table:table-cell/>
        </table:table-row>
        <table:table-row>
          <table:table-cell/>
          <table:table-cell/>
          <table:table-cell/>
          <table:table-cell/>
          <table:table-cell/>
        </table:table-row>
        <table:table-row>
          <table:table-cell office:string-value="PERSONAL PHONE" office:value-type="string" table:style-name="a4498d3">
            <text:p>PERSONAL PHONE</text:p>
          </table:table-cell>
          <table:table-cell/>
          <table:table-cell office:string-value="MOBILE PHONE" office:value-type="string" table:style-name="ab57d3e">
            <text:p>MOBILE PHONE</text:p>
          </table:table-cell>
          <table:table-cell/>
          <table:table-cell office:string-value="DAUPHINE PHONE NUMBER" office:value-type="string" table:style-name="ab77a9f">
            <text:p>DAUPHINE PHONE NUMBER</text:p>
          </table:table-cell>
        </table:table-row>
        <table:table-row>
          <table:table-cell office:string-value="" office:value-type="string" table:style-name="a49a9f7">
            <text:p/>
          </table:table-cell>
          <table:table-cell/>
          <table:table-cell office:string-value="" office:value-type="string" table:style-name="a3438fd">
            <text:p/>
          </table:table-cell>
          <table:table-cell/>
          <table:table-cell office:string-value="" office:value-type="string" table:style-name="a7120f6">
            <text:p/>
          </table:table-cell>
        </table:table-row>
        <table:table-row table:number-rows-repeated="2">
          <table:table-cell/>
          <table:table-cell/>
          <table:table-cell/>
          <table:table-cell/>
          <table:table-cell/>
        </table:table-row>
        <table:table-row>
          <table:table-cell office:string-value="STUDY LEVEL" office:value-type="string" table:style-name="a83884f">
            <text:p>STUDY LEVEL</text:p>
          </table:table-cell>
          <table:table-cell office:string-value="SEMESTER" office:value-type="string" table:style-name="aba6b5b">
            <text:p>SEMESTER</text:p>
          </table:table-cell>
          <table:table-cell office:string-value="COURSE" office:value-type="string" table:style-name="a0171e0">
            <text:p>COURSE</text:p>
          </table:table-cell>
          <table:table-cell office:string-value="TYPE" office:value-type="string" table:style-name="a3e1993">
            <text:p>TYPE</text:p>
          </table:table-cell>
          <table:table-cell office:string-value="Nbr H" office:value-type="string" table:style-name="aaa9414">
            <text:p>Nbr H</text:p>
          </table:table-cell>
        </table:table-row>
        <table:table-row>
          <table:table-cell office:string-value="DE1" office:value-type="string" table:style-name="ac64c64">
            <text:p>DE1</text:p>
          </table:table-cell>
          <table:table-cell office:value="1.0" office:value-type="float" table:style-name="a9bc938">
            <text:p>1</text:p>
          </table:table-cell>
          <table:table-cell office:string-value="testcourse60" office:value-type="string" table:style-name="a13b0c4">
            <text:p>testcourse60</text:p>
          </table:table-cell>
          <table:table-cell office:string-value="TD" office:value-type="string" table:style-name="a456a18">
            <text:p>TD</text:p>
          </table:table-cell>
          <table:table-cell office:value="1.0" office:value-type="float" table:style-name="a8c093d">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4191c">
            <text:p>TOTAL</text:p>
          </table:table-cell>
          <table:table-cell office:value="1.0" office:value-type="float" table:style-name="ab0255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1</dc:date>
    <meta:editing-cycles>1</meta:editing-cycles>
    <meta:editing-duration>PT0.209S</meta:editing-duration>
    <meta:initial-creator>inesdraredja</meta:initial-creator>
    <meta:creation-date>2020-06-16T08:58:10</meta:creation-date>
    <dc:language>fr</dc:language>
  </office:meta>
</office:document-meta>
</file>